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bb8c8" officeooo:paragraph-rsid="000bb8c8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>
      <style:text-properties officeooo:rsid="000bb8c8" officeooo:paragraph-rsid="000bb8c8"/>
    </style:style>
    <style:style style:name="P13" style:family="paragraph" style:parent-style-name="Text_20_body">
      <style:text-properties officeooo:paragraph-rsid="000bb8c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na María Rodríguez Parroquiano </text:h>
      <text:p text:style-name="P12">6000697</text:p>
      <text:p text:style-name="P13"/>
      <text:h text:style-name="Heading_20_3" text:outline-level="3">Relleno de Figuras</text:h>
      <text:p text:style-name="Text_20_body">El <text:span text:style-name="Strong_20_Emphasis">relleno</text:span> de figuras se refiere al proceso de llenar el interior de una forma geométrica con un color o patrón. Este proceso es fundamental en la representación gráfica porque determina cómo se visualizan los objetos en una escena.</text:p>
      <text:h text:style-name="Heading_20_4" text:outline-level="4">Algoritmos de Relleno</text:h>
      <text:list text:style-name="L1">
        <text:list-item>
          <text:p text:style-name="P2"><text:span text:style-name="Strong_20_Emphasis">Algoritmo de Relleno por Búsqueda de Espacios (Flood Fill)</text:span>:</text:p>
          <text:list>
            <text:list-item>
              <text:p text:style-name="P3">Utiliza un enfoque similar a la herramienta "balde" en programas de edición gráfica.</text:p>
            </text:list-item>
            <text:list-item>
              <text:p text:style-name="P3">Comienza en un punto dentro de la figura y se expande hacia los píxeles adyacentes que tienen un color similar.</text:p>
            </text:list-item>
          </text:list>
        </text:list-item>
        <text:list-item>
          <text:p text:style-name="P2"><text:span text:style-name="Strong_20_Emphasis">Algoritmo de Relleno de Escaneo (Scanline Fill)</text:span>:</text:p>
          <text:list>
            <text:list-item>
              <text:p text:style-name="P3">Procesa las figuras línea por línea (escaneando horizontalmente).</text:p>
            </text:list-item>
            <text:list-item>
              <text:p text:style-name="P3">Calcula los puntos de intersección de la figura con las líneas de escaneo y llena los píxeles entre estos puntos.</text:p>
            </text:list-item>
          </text:list>
        </text:list-item>
        <text:list-item>
          <text:p text:style-name="P2"><text:span text:style-name="Strong_20_Emphasis">Algoritmo de Relleno de Polígonos (Polygon Fill)</text:span>:</text:p>
          <text:list>
            <text:list-item>
              <text:p text:style-name="P2">Se basa en dividir el polígono en triángulos (triangulación) y luego rellenar esos triángulos.</text:p>
            </text:list-item>
          </text:list>
        </text:list-item>
      </text:list>
      <text:h text:style-name="Heading_20_4" text:outline-level="4">Aplicaciones Prácticas</text:h>
      <text:list text:style-name="L2">
        <text:list-item>
          <text:p text:style-name="P5"><text:span text:style-name="Strong_20_Emphasis">Diseño Gráfico</text:span>: Herramientas de edición de imágenes y diseño gráfico usan técnicas de relleno para crear gráficos atractivos.</text:p>
        </text:list-item>
        <text:list-item>
          <text:p text:style-name="P4"><text:span text:style-name="Strong_20_Emphasis">Videojuegos</text:span>: Los motores de juego utilizan algoritmos de relleno para renderizar personajes y escenarios, creando un mundo visualmente coherente.</text:p>
        </text:list-item>
      </text:list>
      <text:h text:style-name="Heading_20_3" text:outline-level="3">Recorte de Figuras</text:h>
      <text:p text:style-name="Text_20_body">El <text:span text:style-name="Strong_20_Emphasis">recorte</text:span> se refiere al proceso de limitar una figura dentro de un área específica, asegurando que solo la parte visible de la figura sea procesada y renderizada.</text:p>
      <text:h text:style-name="Heading_20_4" text:outline-level="4">Algoritmos de Recorte</text:h>
      <text:list text:style-name="L3">
        <text:list-item>
          <text:p text:style-name="P6"><text:span text:style-name="Strong_20_Emphasis">Algoritmo de Cohen-Sutherland</text:span>:</text:p>
          <text:list>
            <text:list-item>
              <text:p text:style-name="P7">Utiliza un sistema de códigos de región para determinar qué parte de una línea está dentro de la ventana de recorte.</text:p>
            </text:list-item>
            <text:list-item>
              <text:p text:style-name="P7">Es eficiente para recortar líneas en 2D.</text:p>
            </text:list-item>
          </text:list>
        </text:list-item>
        <text:list-item>
          <text:p text:style-name="P6"><text:span text:style-name="Strong_20_Emphasis">Algoritmo de Liang-Barsky</text:span>:</text:p>
          <text:list>
            <text:list-item>
              <text:p text:style-name="P7"><text:soft-page-break/>Un enfoque basado en parámetros que recorta líneas mediante el uso de desigualdades.</text:p>
            </text:list-item>
            <text:list-item>
              <text:p text:style-name="P7">Es más eficiente que Cohen-Sutherland en ciertos casos.</text:p>
            </text:list-item>
          </text:list>
        </text:list-item>
        <text:list-item>
          <text:p text:style-name="P6"><text:span text:style-name="Strong_20_Emphasis">Recorte de Polígonos (Sutherland-Hodgman)</text:span>:</text:p>
          <text:list>
            <text:list-item>
              <text:p text:style-name="P7">Se utiliza para recortar polígonos con respecto a un área de recorte rectangular.</text:p>
            </text:list-item>
            <text:list-item>
              <text:p text:style-name="P6">Procesa cada borde del polígono contra las fronteras de la ventana de recorte.</text:p>
            </text:list-item>
          </text:list>
        </text:list-item>
      </text:list>
      <text:h text:style-name="Heading_20_4" text:outline-level="4">Aplicaciones Prácticas</text:h>
      <text:list text:style-name="L4">
        <text:list-item>
          <text:p text:style-name="P9"><text:span text:style-name="Strong_20_Emphasis">Renderizado Gráfico</text:span>: Aumenta la eficiencia al reducir la carga de procesamiento al renderizar solo lo que es visible.</text:p>
        </text:list-item>
        <text:list-item>
          <text:p text:style-name="P8"><text:span text:style-name="Strong_20_Emphasis">Interfaz de Usuario</text:span>: En aplicaciones gráficas, el recorte asegura que los elementos se dibujen solo en áreas visibles, mejorando la fluidez.</text:p>
        </text:list-item>
      </text:list>
      <text:h text:style-name="Heading_20_3" text:outline-level="3">Relevancia en el Desarrollo de Software Gráfico y Videojuegos</text:h>
      <text:list text:style-name="L5">
        <text:list-item>
          <text:p text:style-name="P11"><text:span text:style-name="Strong_20_Emphasis">Rendimiento</text:span>: Tanto el relleno como el recorte son esenciales para optimizar el rendimiento en gráficos 2D y 3D. Al manejar eficientemente cómo se representan los objetos, se mejora la velocidad de renderizado.</text:p>
        </text:list-item>
        <text:list-item>
          <text:p text:style-name="P11"><text:span text:style-name="Strong_20_Emphasis">Calidad Visual</text:span>: Permiten crear gráficos más complejos y visualmente atractivos, lo cual es crucial en el desarrollo de videojuegos y aplicaciones gráficas.</text:p>
        </text:list-item>
        <text:list-item>
          <text:p text:style-name="P10"><text:span text:style-name="Strong_20_Emphasis">Interacción</text:span>: Facilitan la creación de interfaces interactivas y dinámicas, permitiendo una mejor experiencia de usuari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7:19:52.952000000</meta:creation-date>
    <dc:date>2024-10-17T17:23:57.929000000</dc:date>
    <meta:editing-duration>PT4M7S</meta:editing-duration>
    <meta:editing-cycles>1</meta:editing-cycles>
    <meta:document-statistic meta:table-count="0" meta:image-count="0" meta:object-count="0" meta:page-count="2" meta:paragraph-count="35" meta:word-count="449" meta:character-count="2833" meta:non-whitespace-character-count="2442"/>
    <meta:generator>LibreOffice/24.2.0.3$Windows_X86_64 LibreOffice_project/da48488a73ddd66ea24cf16bbc4f7b9c08e9bea1</meta:generator>
  </office:meta>
</office:document-meta>
</file>